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baad" officeooo:paragraph-rsid="0006baad"/>
    </style:style>
    <style:style style:name="P2" style:family="paragraph" style:parent-style-name="Standard">
      <style:text-properties fo:font-weight="bold" officeooo:rsid="00075fb5" officeooo:paragraph-rsid="00075fb5" style:font-weight-asian="bold" style:font-weight-complex="bold"/>
    </style:style>
    <style:style style:name="P3" style:family="paragraph" style:parent-style-name="Standard">
      <style:text-properties fo:font-weight="bold" officeooo:rsid="0008650e" officeooo:paragraph-rsid="0008650e" style:font-weight-asian="bold" style:font-weight-complex="bold"/>
    </style:style>
    <style:style style:name="P4" style:family="paragraph" style:parent-style-name="Standard">
      <style:text-properties fo:font-weight="bold" officeooo:rsid="0009f881" officeooo:paragraph-rsid="0009f881" style:font-weight-asian="bold" style:font-weight-complex="bold"/>
    </style:style>
    <style:style style:name="P5" style:family="paragraph" style:parent-style-name="Standard">
      <style:text-properties officeooo:rsid="0008650e" officeooo:paragraph-rsid="0008650e"/>
    </style:style>
    <style:style style:name="P6" style:family="paragraph" style:parent-style-name="Standard">
      <style:text-properties fo:font-weight="normal" officeooo:rsid="0009f881" officeooo:paragraph-rsid="0009f881" style:font-weight-asian="normal" style:font-weight-complex="normal"/>
    </style:style>
    <style:style style:name="P7" style:family="paragraph" style:parent-style-name="Standard">
      <style:text-properties fo:font-weight="normal" officeooo:rsid="000b94d2" officeooo:paragraph-rsid="000b94d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650e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cláusula WHERE puede contener uno o varios operadores AND</text:p>
      <text:p text:style-name="P1"/>
      <text:p text:style-name="P1">AND se usa para filtrar registros basados en más de una condición, como si queremos devolver todos los registros de Clientes de España que empiezan por la letra G</text:p>
      <text:p text:style-name="P1"/>
      <text:p text:style-name="P1">SELECT *</text:p>
      <text:p text:style-name="P1">FROM Customers<text:line-break/>WHERE Country = ‘Spain’ <text:span text:style-name="T1">AND</text:span><text:span text:style-name="T3"> CustomerName LIKE ‘G%’;</text:span></text:p>
      <text:p text:style-name="P1"><text:span text:style-name="T3"/></text:p>
      <text:p text:style-name="P1"><text:span text:style-name="T3"/></text:p>
      <text:p text:style-name="P2">SINTAXIS</text:p>
      <text:p text:style-name="P2"><text:span text:style-name="T3">SELECT </text:span><text:span text:style-name="Emphasis"><text:span text:style-name="T3">column1</text:span></text:span><text:span text:style-name="T3">,</text:span><text:span text:style-name="Emphasis"><text:span text:style-name="T3"> column2, ...</text:span></text:span><text:span text:style-name="T3"><text:line-break/>FROM </text:span><text:span text:style-name="Emphasis"><text:span text:style-name="T3">table_name</text:span></text:span><text:span text:style-name="T3"><text:line-break/>WHERE </text:span><text:span text:style-name="Emphasis"><text:span text:style-name="T3">condition1</text:span></text:span><text:span text:style-name="T3"> AND </text:span><text:span text:style-name="Emphasis"><text:span text:style-name="T3">condition2</text:span></text:span><text:span text:style-name="T3"> AND </text:span><text:span text:style-name="Emphasis"><text:span text:style-name="T3">condition3 ...</text:span></text:span><text:span text:style-name="T3">; </text:span></text:p>
      <text:p text:style-name="P2"><text:span text:style-name="T3"/></text:p>
      <text:p text:style-name="P2"/>
      <text:p text:style-name="P3">AND vs OR</text:p>
      <text:p text:style-name="P3"><text:span text:style-name="T3"/></text:p>
      <text:p text:style-name="P3"><text:span text:style-name="T3">AND muestra un registro si TODAS las condiciones son TRUE</text:span></text:p>
      <text:p text:style-name="P3"><text:span text:style-name="T3">OR muestra un registro si CUALQUIERA de las condiciones es true</text:span></text:p>
      <text:p text:style-name="P3"><text:span text:style-name="T3"/></text:p>
      <text:p text:style-name="P3"><text:span text:style-name="T3"/></text:p>
      <text:p text:style-name="Standard"><text:span text:style-name="T2">TODAS LAS CONDICIONES DEBEN CUMPLIRSE</text:span></text:p>
      <text:p text:style-name="Standard"/>
      <text:p text:style-name="P5">El siguiente statement SQL selecciona todos los campos de Clientes donde Country es “Germany” AND City es “Berlin” <text:s/>AND postalCode es mayor de 1200:</text:p>
      <text:p text:style-name="P5"/>
      <text:p text:style-name="P5">SELECT * FROM Customers<text:line-break/>WHERE Country = 'Germany'<text:line-break/>AND City = 'Berlin'<text:line-break/>AND PostalCode &gt; 1200; </text:p>
      <text:p text:style-name="P5"/>
      <text:p text:style-name="P5"/>
      <text:p text:style-name="P4">COMBINANDO AND y OR</text:p>
      <text:p text:style-name="P4"/>
      <text:p text:style-name="P6">AND y OR pueden combinarse.</text:p>
      <text:p text:style-name="P6">El siguiente statement selecciona todos los clientes de españa que empiezan por G o R<text:line-break/>(Hay que asegurarse de usar paréntesis para obtener el resultado correcto)</text:p>
      <text:p text:style-name="P6"/>
      <text:p text:style-name="P6">SELECT * FROM Customers<text:line-break/>WHERE Country = 'Spain' AND (CustomerName LIKE 'G%' OR CustomerName LIKE 'R%'); </text:p>
      <text:p text:style-name="P6"/>
      <text:p text:style-name="P7">Sin el paréntesis, la consulta devolverá todos los clientes de españa que empiezan por G , además de TODOS los clientes que empiezan por R, sin importar el país.</text:p>
      <text:p text:style-name="P7"/>
      <text:p text:style-name="P7">SELECT * FROM Customers<text:line-break/>WHERE Country = 'Spain' AND CustomerName LIKE 'G%' OR CustomerName LIKE 'R%';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3:03:07.591000000</meta:creation-date>
    <dc:date>2024-02-22T13:10:19.581000000</dc:date>
    <meta:editing-duration>PT7M10S</meta:editing-duration>
    <meta:editing-cycles>5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8" meta:word-count="230" meta:character-count="1381" meta:non-whitespace-character-count="1164"/>
  </office:meta>
</office:document-meta>
</file>